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37d6" officeooo:paragraph-rsid="001837d6"/>
    </style:style>
    <style:style style:name="P2" style:family="paragraph" style:parent-style-name="Standard">
      <style:text-properties fo:font-weight="bold" officeooo:rsid="001837d6" officeooo:paragraph-rsid="001837d6" style:font-weight-asian="bold" style:font-weight-complex="bold"/>
    </style:style>
    <style:style style:name="P3" style:family="paragraph" style:parent-style-name="Text_20_body">
      <style:paragraph-properties fo:text-align="center" style:justify-single-word="false"/>
      <style:text-properties fo:font-weight="bold" officeooo:rsid="001e58d6" officeooo:paragraph-rsid="001e58d6" style:font-weight-asian="bold" style:font-weight-complex="bold"/>
    </style:style>
    <style:style style:name="P4" style:family="paragraph" style:parent-style-name="Text_20_body">
      <style:paragraph-properties fo:text-align="justify" style:justify-single-word="false"/>
      <style:text-properties fo:font-weight="normal" officeooo:rsid="001e58d6" officeooo:paragraph-rsid="001e58d6" style:font-weight-asian="normal" style:font-weight-complex="normal"/>
    </style:style>
    <style:style style:name="P5" style:family="paragraph" style:parent-style-name="Text_20_body">
      <style:paragraph-properties fo:text-align="justify" style:justify-single-word="false"/>
      <style:text-properties fo:font-weight="normal" officeooo:rsid="0020ed8c" officeooo:paragraph-rsid="0020ed8c" style:font-weight-asian="normal" style:font-weight-complex="normal"/>
    </style:style>
    <style:style style:name="P6" style:family="paragraph" style:parent-style-name="Text_20_body" style:list-style-name="L1">
      <style:paragraph-properties fo:text-align="justify" style:justify-single-word="false"/>
      <style:text-properties fo:font-weight="normal" officeooo:rsid="0022c0f9" officeooo:paragraph-rsid="0022c0f9" style:font-weight-asian="normal" style:font-weight-complex="normal"/>
    </style:style>
    <style:style style:name="P7" style:family="paragraph" style:parent-style-name="Text_20_body" style:list-style-name="L1">
      <style:paragraph-properties fo:text-align="justify" style:justify-single-word="false"/>
      <style:text-properties fo:font-style="italic" fo:font-weight="bold" officeooo:rsid="0022c0f9" officeooo:paragraph-rsid="0022c0f9" style:font-style-asian="italic" style:font-weight-asian="bold" style:font-style-complex="italic" style:font-weight-complex="bold"/>
    </style:style>
    <style:style style:name="P8" style:family="paragraph" style:parent-style-name="Text_20_body" style:list-style-name="L1">
      <style:paragraph-properties fo:text-align="justify" style:justify-single-word="false"/>
      <style:text-properties officeooo:paragraph-rsid="0022c0f9"/>
    </style:style>
    <style:style style:name="P9" style:family="paragraph" style:parent-style-name="Text_20_body" style:list-style-name="L1">
      <style:paragraph-properties fo:text-align="justify" style:justify-single-word="false"/>
      <style:text-properties fo:font-style="italic" fo:font-weight="bold" officeooo:paragraph-rsid="0022c0f9" style:font-style-asian="italic" style:font-weight-asian="bold" style:font-style-complex="italic" style:font-weight-complex="bold"/>
    </style:style>
    <style:style style:name="P10" style:family="paragraph" style:parent-style-name="Text_20_body" style:list-style-name="L1">
      <style:paragraph-properties fo:text-align="justify" style:justify-single-word="false"/>
      <style:text-properties fo:font-weight="normal" officeooo:paragraph-rsid="0022c0f9" style:font-weight-asian="normal" style:font-weight-complex="normal"/>
    </style:style>
    <style:style style:name="P11" style:family="paragraph" style:parent-style-name="Text_20_body" style:list-style-name="L1">
      <style:paragraph-properties fo:text-align="justify" style:justify-single-word="false"/>
      <style:text-properties fo:font-style="italic" fo:font-weight="bold" officeooo:rsid="0022c0f9" officeooo:paragraph-rsid="002cb99a" style:font-style-asian="italic" style:font-weight-asian="bold" style:font-style-complex="italic" style:font-weight-complex="bold"/>
    </style:style>
    <style:style style:name="P12" style:family="paragraph" style:parent-style-name="Text_20_body" style:list-style-name="L1">
      <style:paragraph-properties fo:text-align="justify" style:justify-single-word="false"/>
      <style:text-properties fo:font-weight="bold" officeooo:rsid="0022c0f9" officeooo:paragraph-rsid="002cb99a" style:font-weight-asian="bold" style:font-weight-complex="bold"/>
    </style:style>
    <style:style style:name="P13" style:family="paragraph" style:parent-style-name="Text_20_body" style:list-style-name="L1">
      <style:paragraph-properties fo:text-align="justify" style:justify-single-word="false"/>
      <style:text-properties fo:font-weight="normal" officeooo:rsid="002de6e3" officeooo:paragraph-rsid="002de6e3" style:font-weight-asian="normal" style:font-weight-complex="normal"/>
    </style:style>
    <style:style style:name="P14" style:family="paragraph" style:parent-style-name="Text_20_body" style:list-style-name="L1">
      <style:paragraph-properties fo:text-align="justify" style:justify-single-word="false"/>
      <style:text-properties fo:font-weight="normal" officeooo:rsid="002de167" officeooo:paragraph-rsid="002de167" style:font-weight-asian="normal" style:font-weight-complex="normal"/>
    </style:style>
    <style:style style:name="P15" style:family="paragraph" style:parent-style-name="Text_20_body" style:list-style-name="L1">
      <style:paragraph-properties fo:text-align="justify" style:justify-single-word="false"/>
      <style:text-properties fo:font-weight="normal" officeooo:rsid="002f72ae" officeooo:paragraph-rsid="002f72ae" style:font-weight-asian="normal" style:font-weight-complex="normal"/>
    </style:style>
    <style:style style:name="P16" style:family="paragraph" style:parent-style-name="Text_20_body" style:list-style-name="L1">
      <style:paragraph-properties fo:text-align="justify" style:justify-single-word="false"/>
      <style:text-properties fo:font-style="normal" fo:font-weight="normal" officeooo:rsid="002f72ae" officeooo:paragraph-rsid="002f72ae" style:font-style-asian="normal" style:font-weight-asian="normal" style:font-style-complex="normal" style:font-weight-complex="normal"/>
    </style:style>
    <style:style style:name="P17" style:family="paragraph" style:parent-style-name="Text_20_body" style:list-style-name="L1">
      <style:paragraph-properties fo:text-align="justify" style:justify-single-word="false"/>
      <style:text-properties fo:font-style="italic" fo:font-weight="bold" officeooo:paragraph-rsid="002cb99a" style:font-style-asian="italic" style:font-weight-asian="bold" style:font-style-complex="italic" style:font-weight-complex="bold"/>
    </style:style>
    <style:style style:name="P18" style:family="paragraph" style:parent-style-name="Text_20_body" style:list-style-name="L1">
      <style:paragraph-properties fo:text-align="justify" style:justify-single-word="false"/>
      <style:text-properties officeooo:paragraph-rsid="003284dd"/>
    </style:style>
    <style:style style:name="P19" style:family="paragraph" style:parent-style-name="Text_20_body" style:list-style-name="L1">
      <style:paragraph-properties fo:text-align="justify" style:justify-single-word="false"/>
      <style:text-properties fo:font-weight="normal" officeooo:rsid="002de167" officeooo:paragraph-rsid="002de393" style:font-weight-asian="normal" style:font-weight-complex="normal"/>
    </style:style>
    <style:style style:name="P20" style:family="paragraph" style:parent-style-name="Text_20_body" style:list-style-name="L1">
      <style:paragraph-properties fo:text-align="justify" style:justify-single-word="false"/>
      <style:text-properties officeooo:paragraph-rsid="0034d4ca"/>
    </style:style>
    <style:style style:name="P21" style:family="paragraph" style:parent-style-name="Text_20_body" style:list-style-name="L1">
      <style:paragraph-properties fo:text-align="justify" style:justify-single-word="false"/>
      <style:text-properties officeooo:rsid="00354ece" officeooo:paragraph-rsid="00354ece"/>
    </style:style>
    <style:style style:name="P22" style:family="paragraph" style:parent-style-name="Text_20_body">
      <style:paragraph-properties fo:text-align="justify" style:justify-single-word="false"/>
      <style:text-properties officeooo:rsid="00354ece" officeooo:paragraph-rsid="00354ece"/>
    </style:style>
    <style:style style:name="P23" style:family="paragraph" style:parent-style-name="Text_20_body" style:list-style-name="L1">
      <style:paragraph-properties fo:text-align="justify" style:justify-single-word="false"/>
      <style:text-properties officeooo:rsid="0022c0f9" officeooo:paragraph-rsid="0022c0f9"/>
    </style:style>
    <style:style style:name="P24" style:family="paragraph" style:parent-style-name="Text_20_body" style:list-style-name="L1">
      <style:paragraph-properties fo:text-align="justify" style:justify-single-word="false"/>
      <style:text-properties fo:font-weight="bold" officeooo:rsid="0022c0f9" officeooo:paragraph-rsid="00363065" style:font-weight-asian="bold" style:font-weight-complex="bold"/>
    </style:style>
    <style:style style:name="P25" style:family="paragraph" style:parent-style-name="Text_20_body" style:list-style-name="L1">
      <style:paragraph-properties fo:text-align="justify" style:justify-single-word="false"/>
      <style:text-properties fo:font-weight="normal" officeooo:rsid="0022c0f9" officeooo:paragraph-rsid="00363065" style:font-weight-asian="normal" style:font-weight-complex="normal"/>
    </style:style>
    <style:style style:name="P26" style:family="paragraph" style:parent-style-name="Text_20_body" style:list-style-name="L1">
      <style:paragraph-properties fo:text-align="justify" style:justify-single-word="false"/>
      <style:text-properties fo:font-weight="bold" officeooo:rsid="0022c0f9" officeooo:paragraph-rsid="00363065" style:font-weight-asian="normal" style:font-weight-complex="normal"/>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style="italic" fo:font-weight="bold" style:font-weight-asian="bold" style:font-weight-complex="bold"/>
    </style:style>
    <style:style style:name="T4" style:family="text">
      <style:text-properties fo:font-weight="normal" officeooo:rsid="0022c0f9"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officeooo:rsid="003284dd" style:font-weight-asian="normal" style:font-weight-complex="normal"/>
    </style:style>
    <style:style style:name="T8" style:family="text">
      <style:text-properties fo:font-weight="normal" officeooo:rsid="0034d4ca" style:font-weight-asian="normal" style:font-weight-complex="normal"/>
    </style:style>
    <style:style style:name="T9" style:family="text">
      <style:text-properties fo:font-style="italic" fo:font-weight="bold" officeooo:rsid="002f72ae"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Felipe Echeverria Vilhalva <text:s text:c="46"/>RGM: 45611</text:p>
      <text:p text:style-name="P2"/>
      <text:p text:style-name="P3">A otimização do processo de Code review em uma equipe de desenvolvimento ágil</text:p>
      <text:p text:style-name="P3"/>
      <text:p text:style-name="P4">O <text:span text:style-name="T1">code review</text:span> é uma prática fundamental para garantir a qualidade do código, disseminar conhecimento e manter a consistência do projeto. No entanto, sem uma análise criteriosa, pode se tornar um gargalo ou uma atividade superficial.</text:p>
      <text:p text:style-name="P5">Desse modo, a otimização do processo de code review em uma equipe é essencial para alcançar as metas de forma correta.</text:p>
      <text:p text:style-name="P5"/>
      <text:list text:style-name="L1">
        <text:list-item>
          <text:p text:style-name="P6">Objetivo(Goal)</text:p>
          <text:p text:style-name="P6"><text:span text:style-name="T2">Analisar o processo de </text:span><text:span text:style-name="T3">code review</text:span> com o propósito de <text:span text:style-name="T2">melhorar</text:span> a sua <text:span text:style-name="T2">eficiência</text:span> e eficácia na detecção de defeitos e na disseminação de conhecimento, sob a perspectiva da <text:span text:style-name="T2">equipe de desenvolvimento</text:span>.</text:p>
        </text:list-item>
        <text:list-item>
          <text:p text:style-name="P6">Formulação de questões(questions)</text:p>
          <text:p text:style-name="P7">“Qual é o impacto do nosso processo de code review na redução de defeitos em produção?”</text:p>
          <text:p text:style-name="P8"><text:span text:style-name="T4"><text:s text:c="6"/></text:span>Ao analisar a correlação entre as revisões de código e a quantidade de bugs que chegam ao ambiente de produção, podemos avaliar se o processo está, de fato, cumprindo um de seus objetivos primordiais. Uma resposta positiva a essa pergunta indicaria que as revisões estão sendo minuciosas e eficientes na identificação de problemas antes que eles afetem os usuários.</text:p>
          <text:p text:style-name="P9">“De que forma o processo de code review está promovendo o desenvolvimento profissional e a colaboração entre os membros da equipe?”</text:p>
          <text:p text:style-name="P10">O <text:span text:style-name="T1">code review</text:span> não deve ser apenas uma barreira para a entrada de código de baixa qualidade, mas também uma oportunidade de aprendizado e mentoria. Ao investigar como o processo está facilitando a troca de experiências, a padronização de boas práticas e o desenvolvimento de habilidades individuais, podemos verificar se o <text:span text:style-name="T1">code review</text:span> está contribuindo para o crescimento da equipe como um todo.</text:p>
        </text:list-item>
        <text:list-item>
          <text:p text:style-name="P6">Definição das métricas(Metrics)</text:p>
          <text:p text:style-name="P11">“Qual é o impacto do nosso processo de code review na redução de defeitos em produção?”</text:p>
          <text:list>
            <text:list-header>
              <text:p text:style-name="P12">Métrica 1.1: Taxa de Defeitos Escapados (<text:span text:style-name="T1">Defect Escape Rate</text:span>)</text:p>
              <text:list>
                <text:list-header>
                  <text:p text:style-name="P13">A equipe deve realizar uma análise de causa raiz para cada bug de produção, identificando se ele passou despercebido na revisão de código.</text:p>
                  <text:p text:style-name="P13">Um valor baixo nesta métrica indica que o processo de revisão é eficaz em capturar defeitos, impactando positivamente a qualidade do produto final e reduzindo o número de falhas em produção.</text:p>
                  <text:p text:style-name="P14"><text:soft-page-break/></text:p>
                </text:list-header>
              </text:list>
              <text:p text:style-name="P12">Métrica 1.2: Densidade de Comentários de Correção por Revisão</text:p>
              <text:list text:continue-numbering="true">
                <text:list-header>
                  <text:p text:style-name="P15">Medir o número médio de comentarios por pull request que apontam para um defeito funcional, lógico ou de segurança ( excluindo sobre estilo ou formatação).</text:p>
                  <text:p text:style-name="P15">A equipe pode padronizar o uso de tags nos comentarios(ex: <text:span text:style-name="T5">[BUG], [STYLE], [QUESTION]</text:span><text:span text:style-name="T6">) para facilitar a coleta e classificação automatica.</text:span></text:p>
                  <text:p text:style-name="P16">Um número saudável de comentários de correção sugere que os revisores estão engajados e encontrando problemas ativamente. Se este número for muito baixo e a Métrica 1.1 for alta, é um forte indicativo de que as revisões estão sendo superficiais.</text:p>
                </text:list-header>
              </text:list>
              <text:p text:style-name="P12"/>
            </text:list-header>
          </text:list>
          <text:p text:style-name="P17">“De que forma o processo de code review está promovendo o desenvolvimento profissional e a colaboração entre os membros da equipe?”</text:p>
          <text:list text:continue-numbering="true">
            <text:list-header>
              <text:p text:style-name="P12">Métrica 2.1: Índice de Disseminação de Conhecimento</text:p>
              <text:list>
                <text:list-header>
                  <text:p text:style-name="P18"><text:span text:style-name="T7">Medir a</text:span> diversidade de revisores entre diferentes partes do código, evitando a criação de "silos de conhecimento".</text:p>
                  <text:p text:style-name="P19">Analisar um periodo de tempo(ex: bimestre ou trimestre) e contabilizar quantos desenvolvedores revisaram o código em cada módulo principal do sistema.</text:p>
                  <text:p text:style-name="P19">Um alto índice, onde vários membros da equipe revisam diferentes partes do código, indica que o conhecimento sobre o sistema está sendo compartilhado. Isso promove o desenvolvimento profissional, pois os desenvolvedores aprendem sobre áreas do projeto com as quais não trabalham diretamente.</text:p>
                </text:list-header>
              </text:list>
              <text:p text:style-name="P12">Métrica 2.2: Proporção de Comentários de Mentoria</text:p>
              <text:list text:continue-numbering="true">
                <text:list-header>
                  <text:p text:style-name="P20"><text:span text:style-name="T8">Medir </text:span>porcentagem de comentários que não são apenas para corrigir erros, mas para ensinar, sugerir melhores práticas, explicar o porquê de uma mudança ou compartilhar conhecimento.</text:p>
                  <text:p text:style-name="P21">Similar á métrica 1.2, a equipe pode usar tags como <text:span text:style-name="T9">[</text:span><text:span text:style-name="T5">SUGESTÂO</text:span><text:span text:style-name="T9">], [</text:span><text:span text:style-name="T5">EXPLICAÇÂO</text:span><text:span text:style-name="T9">], [</text:span><text:span text:style-name="T5">NIT</text:span><text:span text:style-name="T9">]</text:span><text:span text:style-name="T10"> para classificar comentarios.</text:span></text:p>
                  <text:p text:style-name="P21"><text:span text:style-name="T10">Uma alta proporção desta métrica é um forte indicador de que o processo de </text:span><text:span text:style-name="T11">code review</text:span><text:span text:style-name="T10"> transcendeu a simples "caça a bugs" e se tornou uma plataforma ativa para colaboração e desenvolvimento profissional, onde os membros mais experientes mentoram os outros e a equipe discute ativamente sobre a qualidade do design e da arquitetura do software.</text:span></text:p>
                </text:list-header>
              </text:list>
            </text:list-header>
          </text:list>
        </text:list-item>
      </text:list>
      <text:p text:style-name="P22"><text:span text:style-name="T10"/></text:p>
      <text:p text:style-name="P22"><text:span text:style-name="T10"/></text:p>
      <text:p text:style-name="P22"><text:span text:style-name="T10"/></text:p>
      <text:p text:style-name="P22"><text:span text:style-name="T10"/></text:p>
      <text:p text:style-name="P22"><text:span text:style-name="T10"/></text:p>
      <text:list text:continue-numbering="true" text:style-name="L1">
        <text:list-item>
          <text:p text:style-name="P23"><text:soft-page-break/><text:span text:style-name="T12">Esquematização da Coleta e Interpretação</text:span></text:p>
          <text:p text:style-name="P24">Métrica 1.1: Taxa de Defeitos Escapados (<text:span text:style-name="T1">Defect Escape Rate</text:span>)</text:p>
          <text:list>
            <text:list-header>
              <text:p text:style-name="P25">A Taxa de Defeitos Escapados é, possivelmente, a métrica mais crítica para avaliar a eficácia de um processo de revisão de código. Ela funciona como a prova final da qualidade, medindo a quantidade de falhas que "escaparam" de todas as barreiras internas — incluindo o <text:span text:style-name="T1">code review</text:span> — e chegaram ao ambiente de produção. Um índice baixo é um testemunho direto de que a revisão está cumprindo seu papel fundamental de proteger o usuário final e a estabilidade do produto. Por outro lado, um índice alto serve como um alarme, indicando que o processo é superficial ou ineficaz, e que problemas que poderiam ser resolvidos a um baixo custo na fase de desenvolvimento estão se transformando em incidentes caros e prejudiciais à reputação do software.</text:p>
            </text:list-header>
          </text:list>
          <text:p text:style-name="P26">Métrica 1.2: Densidade de Comentários de Correção por Revisão</text:p>
          <text:list text:continue-numbering="true">
            <text:list-header>
              <text:p text:style-name="P25">Esta métrica avalia o nível de engajamento e o rigor técnico durante as revisões de código. Uma densidade saudável de comentários que apontam defeitos sugere que os revisores estão ativamente inspecionando o código e não apenas aprovando-o de forma passiva. No entanto, sua interpretação exige contexto: um número muito alto pode não significar apenas uma ótima revisão, mas também uma baixa qualidade no código submetido inicialmente. Da mesma forma, um número baixo pode indicar tanto código de excelente qualidade quanto uma revisão negligente. Portanto, a Densidade de Comentários de Correção é um termômetro da atividade de revisão, cujo verdadeiro significado emerge quando analisado em conjunto com outras métricas de qualidade, como a taxa de defeitos que chegam à produção.</text:p>
            </text:list-header>
          </text:list>
          <text:p text:style-name="P26">Métrica 2.1: Índice de Disseminação de Conhecimento</text:p>
          <text:list text:continue-numbering="true">
            <text:list-header>
              <text:p text:style-name="P25">O Índice de Disseminação de Conhecimento transcende a simples correção de bugs para avaliar o valor estratégico do <text:span text:style-name="T1">code review</text:span> como ferramenta de gestão de conhecimento. Esta métrica combate diretamente a formação de "silos", onde apenas um ou poucos especialistas entendem partes críticas do sistema. Ao medir a diversidade de revisores entre os diferentes módulos do software, ela revela o quão bem o conhecimento está distribuído. Um índice elevado indica uma equipe resiliente, com propriedade coletiva sobre o código, onde a ausência de um membro não se torna um ponto único de falha. Trata-se de uma métrica que mede a saúde organizacional e a sustentabilidade do projeto a longo prazo.</text:p>
            </text:list-header>
          </text:list>
          <text:p text:style-name="P26">Métrica 2.2: Proporção de Comentários de Mentoria</text:p>
          <text:list text:continue-numbering="true">
            <text:list-header>
              <text:p text:style-name="P25">Mais do que um indicador técnico, a Proporção de Comentários de Mentoria é um barômetro da cultura da equipe de desenvolvimento. Ela quantifica a transformação do <text:span text:style-name="T1">code review</text:span> de uma simples auditoria de código para uma plataforma de colaboração e aprendizado contínuo. Uma alta proporção de comentários que explicam, sugerem e ensinam, em vez de apenas apontar erros, demonstra uma cultura de segurança psicológica e crescimento mútuo. Esta métrica revela se a equipe valoriza o desenvolvimento profissional de seus membros e se utiliza as interações diárias para elevar o nível técnico de todo o grupo, tornando o processo mais construtivo e menos adversarial.</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2T08:01:20.013278878</meta:creation-date>
    <dc:date>2025-09-02T08:36:17.891740671</dc:date>
    <meta:editing-duration>PT34M42S</meta:editing-duration>
    <meta:editing-cycles>37</meta:editing-cycles>
    <meta:generator>LibreOffice/25.2.5.2$Windows_X86_64 LibreOffice_project/03d19516eb2e1dd5d4ccd751a0d6f35f35e08022</meta:generator>
    <meta:print-date>2025-09-02T08:36:56.012156636</meta:print-date>
    <meta:printed-by>PDF files</meta:printed-by>
    <meta:document-statistic meta:table-count="0" meta:image-count="0" meta:object-count="0" meta:page-count="3" meta:paragraph-count="38" meta:word-count="1156" meta:character-count="7423" meta:non-whitespace-character-count="6255"/>
  </office:meta>
</office:document-meta>
</file>